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69cm" style:rel-column-width="10296*"/>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2cm" style:rel-column-width="5529*"/>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008000" fo:padding="0.097cm" fo:border-left="0.002cm solid #000000" fo:border-right="none" fo:border-top="none" fo:border-bottom="0.002cm solid #000000">
        <style:background-image/>
      </style:table-cell-properties>
    </style:style>
    <style:style style:name="Tabell2.F2" style:family="table-cell">
      <style:table-cell-properties fo:background-color="#0080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6" style:family="table-cell">
      <style:table-cell-properties fo:background-color="#00ff00" fo:padding="0.097cm" fo:border-left="0.002cm solid #000000" fo:border-right="none" fo:border-top="none" fo:border-bottom="0.002cm solid #000000">
        <style:background-image/>
      </style:table-cell-properties>
    </style:style>
    <style:style style:name="Tabell2.F6"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F20"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6"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8"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style>
    <style:style style:name="P10"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3" style:family="paragraph" style:parent-style-name="Standard">
      <style:text-properties fo:background-color="#ff0000"/>
    </style:style>
    <style:style style:name="P14"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5"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T1" style:family="text">
      <style:text-properties fo:background-color="#cccc00"/>
    </style:style>
    <style:style style:name="T2" style:family="text">
      <style:text-properties fo:font-weight="bold" style:font-weight-asian="bold" style:font-weight-complex="bold"/>
    </style:style>
    <style:style style:name="T3" style:family="text">
      <style:text-properties fo:background-color="#00ff00"/>
    </style:style>
    <style:style style:name="T4" style:family="text">
      <style:text-properties style:font-size-asian="12pt" style:font-weight-asian="normal" style:font-size-complex="12pt" style:font-weight-complex="normal"/>
    </style:style>
    <style:style style:name="T5"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6"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7" style:family="text">
      <style:text-properties fo:font-variant="normal" fo:text-transform="none" fo:color="#222222" style:font-name="helvetica" fo:font-size="22.5pt" fo:letter-spacing="normal" fo:font-style="normal" fo:font-weight="normal"/>
    </style:style>
    <style:style style:name="T8" style:family="text">
      <style:text-properties fo:background-color="#ff00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8.<text:line-break/>Analys av föregående iteration:<text:line-break/>Jag han inte lägga till den krävda datan, det blev mer än jag tänkte. När jag väl hade lagt in tillräckligt så hittade jag massor buggar. Jag hann inte göra några tester och jag bröt ihop, jag kunde inte jobba mer. Jag hann inte fixa buggar och inte lägga till 'mini-funktioner' jag hann inte heller lägga till och förbättra designen. Spelet kom dock upp på nätet så det är bra! <text:line-break/><text:line-break/>Projektet var för stort på kort tid, men jag har hunnit med en hel del så jag är ändå nöjd! Spelet är näst intill spelbart, det är buggar som är ivägen för att man inte kan spela, det finns inte heller tillräckligt ledtrådsGameCards så jag hade behövt att skriva några sådanna. Men det var riktigt jobbigt att skriva så många kort, oväntat jobbigt att pressa ut så mycket fantasi ur hjärnan på en och samma gång (behövdes göra på en och samma gång pga tidspress). </text:p>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11">AF1.1</text:p>
          </table:table-cell>
          <table:table-cell table:style-name="Tabell2.A2" office:value-type="string">
            <text:p text:style-name="P11">[1.0]Starta spelet</text:p>
          </table:table-cell>
          <table:table-cell table:style-name="Tabell2.A2" office:value-type="string">
            <text:p text:style-name="Table_20_Contents">KLAR (på låg nivå)</text:p>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h<text:line-break/>(3h..?)</text:p>
          </table:table-cell>
        </table:table-row>
        <table:table-row>
          <table:table-cell table:style-name="Tabell2.A3" table:number-columns-spanned="6" office:value-type="string">
            <text:p text:style-name="P11">-När spelet startas ska man komma till en meny, där har man tre val:<text:line-break/><text:tab/>-A. Trycka på starta spelet &gt; Spelet startas <text:line-break/><text:span text:style-name="T1"><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12">AF1.2</text:p>
          </table:table-cell>
          <table:table-cell table:style-name="Tabell2.A4" office:value-type="string">
            <text:list xml:id="list6905458978077301346" text:style-name="L1">
              <text:list-header>
                <text:p text:style-name="P2">[1.0]Lägg till data <text:line-break/><text:span text:style-name="T2">Skriver data, lägger till den senare..<text:line-break/>Mordfall 1: 50-55% klart...<text:line-break/>(Mkt kvar..)</text:span></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10h</text:p>
          </table:table-cell>
        </table:table-row>
        <table:table-row>
          <table:table-cell table:style-name="Tabell2.F4" table:number-columns-spanned="6" office:value-type="string">
            <text:p text:style-name="P12">-Detta är för mycket jobb.. Jag ska skala ner programmet så att jag kan minimera det. Jag räknade på det och jag har spenderat över 10h och jag har bara gjort klart drygt 7 kort. Jag behöver över 100 kort... Detta innebär att det blir fysiskt omöjligt att göra klart programmet i tid. <text:line-break/><text:line-break/>Jag har tagit fram en ny variant av korten som inte längre baserar sig på vilket humör en karaktär är på. Det enda jag behöver ändra är metoden som väljer att ta fram ett kort baserat på vilken känsla man har och nu istället ta fram ett kort baserat på den känslan man har MEN om den känslan inte finns så ska den alltid välja neutral. <text:line-break/><text:span text:style-name="T2">Alternativt alltid välja neutral..</text:span>. <text:line-break/><text:line-break/>Idag har vart en jobbig dag... Imorgon hoppas jag blir bättre...</text:p>
            <text:p text:style-name="P12"/>
            <text:p text:style-name="P12"><text:span text:style-name="T2">GITHUB:</text:span>**********************************************************************<text:line-break/>jag har gjort en "SnabbFix", jag kommer börja jobba påden imorgon, och se hur det blir. </text:p>
            <text:p text:style-name="P12"/>
            <text:p text:style-name="P12">Denna snabbfix innebär att 90% av ett kort jag har designat blir värdelöst. (kanske kan ta och använda de 90%en till andra kort...). </text:p>
            <text:p text:style-name="P12">men genom att göra den nerskalningen så blir mitt arbete också 90% lättare och mer möjligt att hinna med... <text:line-break/>*******************************************************************************<text:line-break/></text:p>
          </table:table-cell>
          <table:covered-table-cell/>
          <table:covered-table-cell/>
          <table:covered-table-cell/>
          <table:covered-table-cell/>
          <table:covered-table-cell/>
        </table:table-row>
        <text:soft-page-break/>
        <table:table-row>
          <table:table-cell table:style-name="Tabell2.A6" office:value-type="string">
            <text:p text:style-name="P12">Feedback från klasskamrater</text:p>
          </table:table-cell>
          <table:table-cell table:style-name="Tabell2.A6" office:value-type="string">
            <text:list xml:id="list23351179" text:continue-numbering="true" text:style-name="L1">
              <text:list-header>
                <text:p text:style-name="P2">När container = öppnad. Bakåt knapp ska stänga ner de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12">Feedback från klasskamrater</text:p>
          </table:table-cell>
          <table:table-cell table:style-name="Tabell2.A6" office:value-type="string">
            <text:list xml:id="list23346245" text:continue-numbering="true" text:style-name="L1">
              <text:list-header>
                <text:p text:style-name="P14">Beksrivande knappar = textbrevid </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12">Feedback från klasskamrater</text:p>
          </table:table-cell>
          <table:table-cell table:style-name="Tabell2.A6" office:value-type="string">
            <text:list xml:id="list23368019" text:continue-numbering="true" text:style-name="L1">
              <text:list-header>
                <text:p text:style-name="P14">InfoButton ska ha Samma typ av "Skylt" som GuessMurderButto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12">Feedback från klasskamrater</text:p>
          </table:table-cell>
          <table:table-cell table:style-name="Tabell2.A6" office:value-type="string">
            <text:list xml:id="list23352554" text:continue-numbering="true" text:style-name="L1">
              <text:list-header>
                <text:p text:style-name="P14">Dialog knappar ska avaktiveras <text:s/>(upp och ner knapparna) (för frågo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12">Feedback från klasskamrater</text:p>
          </table:table-cell>
          <table:table-cell table:style-name="Tabell2.A6" office:value-type="string">
            <text:list xml:id="list23348370" text:continue-numbering="true" text:style-name="L1">
              <text:list-header>
                <text:p text:style-name="P14">Göra skillnad på containrar och ledtråd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12">Feedback från klasskamrater</text:p>
          </table:table-cell>
          <table:table-cell table:style-name="Tabell2.A6" office:value-type="string">
            <text:list xml:id="list23363138" text:continue-numbering="true" text:style-name="L1">
              <text:list-header>
                <text:p text:style-name="P2">Tooltip försvinner inte så länge man hovrar över ett obj som har tooltip funktion. Försvinner när man ej hovr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12">--</text:p>
          </table:table-cell>
          <table:table-cell table:style-name="Tabell2.A6" office:value-type="string">
            <text:list xml:id="list23351149" text:continue-numbering="true" text:style-name="L1">
              <text:list-header>
                <text:p text:style-name="P2">Uppdatera grafik</text:p>
              </text:list-header>
            </text:list>
          </table:table-cell>
          <table:table-cell table:style-name="Tabell2.A6" office:value-type="string">
            <text:p text:style-name="Table_20_Contents">KLAR</text:p>
          </table:table-cell>
          <table:table-cell table:style-name="Tabell2.A6" office:value-type="string">
            <text:p text:style-name="Table_20_Contents"/>
          </table:table-cell>
          <table:table-cell table:style-name="Tabell2.A6" office:value-type="string">
            <text:p text:style-name="Table_20_Contents">5h</text:p>
          </table:table-cell>
          <table:table-cell table:style-name="Tabell2.F6" office:value-type="string">
            <text:p text:style-name="Table_20_Contents">5h</text:p>
          </table:table-cell>
        </table:table-row>
        <table:table-row>
          <table:table-cell table:style-name="Tabell2.F4" table:number-columns-spanned="6" office:value-type="string">
            <text:p text:style-name="P12">-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4" office:value-type="string">
            <text:p text:style-name="P12">AF1.8</text:p>
          </table:table-cell>
          <table:table-cell table:style-name="Tabell2.A4" office:value-type="string">
            <text:list xml:id="list23353526" text:continue-numbering="true" text:style-name="L1">
              <text:list-header>
                <text:p text:style-name="P2">[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3371821" text:continue-numbering="true" text:style-name="L1">
              <text:list-header>
                <text:p text:style-name="P15">-CHECK-Spelaren ska starta med en pot spelpoäng<text:line-break/><text:line-break/>-CHECK-Poängen ska synas i hudden</text:p>
                <text:p text:style-name="P2"><text:line-break/><text:span text:style-name="T3">-Check-Poängen ska dras av när spelaren gör saker.</text:span></text:p>
                <text:p text:style-name="P2"/>
                <text:p text:style-name="P2">-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4"><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4" office:value-type="string">
            <text:p text:style-name="P12">AF1.4 +1.4.2</text:p>
          </table:table-cell>
          <table:table-cell table:style-name="Tabell2.A4" office:value-type="string">
            <text:list xml:id="list23352007" text:continue-numbering="true" text:style-name="L1">
              <text:list-header>
                <text:p text:style-name="P2">[1.0] <text:span text:style-name="T4">Anteckna</text:span></text:p>
              </text:list-header>
            </text:list>
            <text:p text:style-name="P3"/>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3349033" text:continue-numbering="true" text:style-name="L1">
              <text:list-header>
                <text:p text:style-name="P4">-Kunna öppna en ruta att skriva i </text:p>
                <text:p text:style-name="P4"><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ext:soft-page-break/>
        <table:table-row>
          <table:table-cell table:style-name="Tabell2.A4" office:value-type="string">
            <text:p text:style-name="P12">Buggar</text:p>
          </table:table-cell>
          <table:table-cell table:style-name="Tabell2.A4" office:value-type="string">
            <text:list xml:id="list23367654" text:continue-numbering="true" text:style-name="L1">
              <text:list-header>
                <text:p text:style-name="P2">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3372991" text:continue-numbering="true" text:style-name="L1">
              <text:list-header>
                <text:p text:style-name="P10">-Check-Se till att knappar blir inaktiverade/aktiverade när dem ska bli.</text:p>
                <text:p text:style-name="P2"><text:line-break/><text:span text:style-name="T3">-CHECK-färger/textstorlek/font ska vara rätt vid alla dialoger..</text:span></text:p>
                <text:p text:style-name="P6"/>
                <text:p text:style-name="P6">-Check- se till att bakgrunder blir nedgråade när man kommer till till intervjuer/blippbox..</text:p>
                <text:p text:style-name="P6"/>
                <text:p text:style-name="P2"><text:span text:style-name="T3">-Check-Fixat marginaler etc på BlippBoxen..</text:span><text:line-break/></text:p>
                <text:p text:style-name="P8">-Lägg in den nya (slutgiltiga) grafiken * <text:span text:style-name="T3">Typ klar<text:line-break/></text:span></text:p>
                <text:p text:style-name="P6">KLAR-Bytt ut knappar,</text:p>
                <text:p text:style-name="P8"><text:span text:style-name="T3">KLAR- Blockat vissa knappar när vissa komponenter är aktiva<text:line-break/>KLAR-Tidspoäng tas nu bort som de ska </text:span><text:line-break/><text:line-break/><text:span text:style-name="T3">-CHECK-Fixa storlekar på karaktärer så att de har rätt propotioner..</text:span></text:p>
              </text:list-header>
            </text:list>
            <text:p text:style-name="P7"/>
            <text:p text:style-name="P5">-CHECk-Fixat buggig back-knapp </text:p>
            <text:list xml:id="list23344888" text:continue-numbering="true" text:style-name="L1">
              <text:list-header>
                <text:p text:style-name="P2"/>
                <text:p text:style-name="P2">-All data ska rensas när spelplanen läggs ner, alternativt sparas och laddas in igen om det finns en session som inte är äldre än 10 min(?)</text:p>
              </text:list-header>
            </text:list>
            <text:p text:style-name="P1"/>
            <text:p text:style-name="P1">-Byta ordning på hur data läses in BuildRomFunktionen, Hudden ska läsas in Sist..</text:p>
            <text:p text:style-name="P1"/>
            <text:p text:style-name="P9"><text:span text:style-name="T5">-Göra om alla PNG till SVG = </text:span><text:a xlink:type="simple" xlink:href="http://vectormagic.com/home"><text:span text:style-name="T6">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20" office:value-type="float" office:value="15">
            <text:p text:style-name="Table_20_Contents">15</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89h</text:p>
            <text:p text:style-name="Table_20_Contents">(189h</text:p>
            <text:p text:style-name="Table_20_Contents">+15h = 204)</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204h = <text:span text:style-name="T7">36</text:span> h</text:p>
          </table:table-cell>
          <table:covered-table-cell/>
        </table:table-row>
      </table:table>
      <text:p text:style-name="P13"><text:span text:style-name="T2">OBS</text:span>. Det står att jag har 36h kvar. När jag har skrivit upp tiden så har jag vart lite 'hård', jag har i vissa fall skrivit skrivit lite mer tid och i andra fall skrivit lite mindre tid. Beroende på hur mycket det känts som jag har jobbat eller som jag har är värd. Jag tror att jag har jobbat mer än 204 timmar, <text:s/>kanske inte 36 timmar mer, men i alla fall inte så mycket som 36, kanske att jag har 20 till 10<text:tab/> timmar kvar.. <text:s text:c="62"/><text:tab/><text:tab/><text:tab/><text:tab/><text:tab/><text:tab/></text:p>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32S</meta:editing-duration>
    <meta:editing-cycles>18</meta:editing-cycles>
    <meta:generator>OpenOffice.org/3.4.1$Win32 OpenOffice.org_project/341m1$Build-9593</meta:generator>
    <dc:date>2014-06-04T03:20:25.30</dc:date>
    <meta:document-statistic meta:table-count="1" meta:image-count="0" meta:object-count="0" meta:page-count="4" meta:paragraph-count="99" meta:word-count="939" meta:character-count="5526"/>
    <meta:user-defined meta:name="Info 1"/>
    <meta:user-defined meta:name="Info 2"/>
    <meta:user-defined meta:name="Info 3"/>
    <meta:user-defined meta:name="Info 4"/>
  </office:meta>
</office:document-meta>
</file>